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Contents">
      <style:paragraph-properties fo:margin-top="0cm" fo:margin-bottom="0.499cm"/>
    </style:style>
    <style:style style:name="P2" style:family="paragraph" style:parent-style-name="List_20_Contents">
      <style:paragraph-properties fo:margin-top="0cm" fo:margin-bottom="0.499cm"/>
      <style:text-properties fo:font-size="10pt" style:font-size-asian="10pt" style:font-size-complex="10pt"/>
    </style:style>
    <style:style style:name="P3" style:family="paragraph" style:parent-style-name="List_20_Contents">
      <style:paragraph-properties fo:margin-top="0cm" fo:margin-bottom="0.499cm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 style:parent-style-name="List_20_Contents">
      <style:paragraph-properties fo:margin-top="0cm" fo:margin-bottom="0.499cm"/>
      <style:text-properties fo:font-style="normal" style:font-style-asian="normal" style:font-style-complex="normal"/>
    </style:style>
    <style:style style:name="P5" style:family="paragraph" style:parent-style-name="List_20_Contents">
      <style:paragraph-properties fo:margin-left="0cm" fo:margin-right="0cm" fo:margin-top="0cm" fo:margin-bottom="0.499cm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List_20_Contents">
      <style:paragraph-properties fo:margin-left="1.002cm" fo:margin-right="0cm" fo:margin-top="0cm" fo:margin-bottom="0.499cm" fo:text-indent="0cm" style:auto-text-indent="false"/>
      <style:text-properties fo:font-size="10pt" style:font-size-asian="10pt" style:font-size-complex="10pt"/>
    </style:style>
    <style:style style:name="P7" style:family="paragraph" style:parent-style-name="List_20_Contents">
      <style:paragraph-properties fo:margin-top="0cm" fo:margin-bottom="0cm"/>
    </style:style>
    <style:style style:name="P8" style:family="paragraph" style:parent-style-name="List_20_Contents">
      <style:paragraph-properties fo:margin-top="0cm" fo:margin-bottom="0cm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List_20_Contents">
      <style:paragraph-properties fo:margin-left="1.101cm" fo:margin-right="0cm" fo:margin-top="0cm" fo:margin-bottom="0cm" fo:text-indent="0cm" style:auto-text-indent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style:font-weight-asian="bold" style:font-weight-complex="bold"/>
    </style:style>
    <style:style style:name="P13" style:family="paragraph" style:parent-style-name="Heading_20_3">
      <style:text-properties fo:font-size="10pt" fo:font-style="normal" style:font-size-asian="10pt" style:font-style-asian="normal" style:font-size-complex="10pt" style:font-style-complex="normal"/>
    </style:style>
    <style:style style:name="P14" style:family="paragraph" style:parent-style-name="Heading_20_3">
      <style:text-properties fo:font-size="12pt" style:font-size-asian="12pt" style:font-size-complex="12pt"/>
    </style:style>
    <style:style style:name="P15" style:family="paragraph" style:parent-style-name="Heading_20_3">
      <style:text-properties fo:font-size="12pt" fo:font-style="italic" style:font-size-asian="10pt" style:font-style-asian="italic" style:font-size-complex="10pt" style:font-style-complex="italic"/>
    </style:style>
    <style:style style:name="P16" style:family="paragraph" style:parent-style-name="Heading_20_3">
      <style:text-properties style:font-name="Arial" fo:font-weight="bold" style:font-weight-asian="bold" style:font-weight-complex="bold"/>
    </style:style>
    <style:style style:name="P17" style:family="paragraph" style:parent-style-name="List_20_Contents">
      <style:paragraph-properties fo:margin-top="0cm" fo:margin-bottom="0cm"/>
      <style:text-properties fo:font-size="10pt" fo:font-style="normal" style:font-size-asian="10pt" style:font-style-asian="normal" style:font-size-complex="10pt" style:font-style-complex="normal"/>
    </style:style>
    <style:style style:name="P18" style:family="paragraph" style:parent-style-name="List_20_Contents">
      <style:paragraph-properties fo:margin-left="1.101cm" fo:margin-right="0cm" fo:margin-top="0cm" fo:margin-bottom="0cm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19" style:family="paragraph" style:parent-style-name="List_20_Contents">
      <style:paragraph-properties fo:margin-top="0cm" fo:margin-bottom="0.499cm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fo:font-weight="bold" style:font-size-asian="10pt" style:font-style-asian="italic" style:font-size-complex="10pt" style:font-style-complex="italic"/>
    </style:style>
    <style:style style:name="T5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solid" style:text-underline-width="auto" style:text-underline-color="font-color" fo:font-weight="bold" style:font-size-asian="10pt" style:font-style-asian="normal" style:font-size-complex="10pt" style:font-style-complex="normal"/>
    </style:style>
    <style:style style:name="T9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0" style:family="text">
      <style:text-properties fo:font-size="10pt" fo:font-style="normal" fo:font-weight="bold" style:font-size-asian="10pt" style:font-style-asian="normal" style:font-size-complex="10pt" style:font-style-complex="normal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Times New Roman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Times New Roman"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1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Courier New" fo:font-weight="bold" style:font-weight-asian="bold" style:font-weight-complex="bold"/>
    </style:style>
    <style:style style:name="T22" style:family="text">
      <style:text-properties style:font-name="Courier New" fo:font-weight="normal" style:font-weight-asian="normal" style:font-weight-complex="normal"/>
    </style:style>
    <style:style style:name="T23" style:family="text">
      <style:text-properties style:font-name="Courier New" style:text-underline-style="none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bold" style:font-style-asian="normal" style:font-style-complex="normal"/>
    </style:style>
    <style:style style:name="T28" style:family="text">
      <style:text-properties fo:font-style="normal" fo:font-weight="bold" style:font-size-asian="10pt" style:font-style-asian="normal" style:font-size-complex="10pt" style:font-style-complex="normal"/>
    </style:style>
    <style:style style:name="T29" style:family="text">
      <style:text-properties style:text-underline-style="non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Arial" fo:font-size="10pt" fo:font-style="normal" fo:font-weight="bold" style:font-size-asian="10pt" style:font-style-asian="normal" style:font-size-complex="10pt" style:font-style-complex="normal"/>
    </style:style>
    <style:style style:name="T3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4" style:family="text">
      <style:text-properties style:font-name="Arial" fo:font-size="10pt" fo:font-weight="bold" style:font-size-asian="10pt" style:font-size-complex="10pt"/>
    </style:style>
    <style:style style:name="T35" style:family="tex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6" style:family="text">
      <style:text-properties style:font-name="Arial" fo:font-size="10pt" fo:font-style="italic" fo:font-weight="bold" style:font-size-asian="10pt" style:font-style-asian="italic" style:font-size-complex="10pt" style:font-style-complex="italic"/>
    </style:style>
    <style:style style:name="T37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style:font-name="Arial" fo:font-style="italic" fo:font-weight="bold" style:font-style-asian="italic" style:font-style-complex="italic"/>
    </style:style>
    <style:style style:name="T39" style:family="text">
      <style:text-properties style:font-name="Arial" fo:font-style="italic" fo:font-weight="bold" style:font-size-asian="10pt" style:font-style-asian="italic" style:font-size-complex="10pt" style:font-style-complex="italic"/>
    </style:style>
    <style:style style:name="T40" style:family="text">
      <style:text-properties style:font-name="Arial" fo:font-size="12pt" fo:font-style="italic" fo:font-weight="bold" style:font-size-asian="14.3999996185303pt" style:font-style-asian="italic" style:font-weight-asian="bold" style:font-size-complex="14.3999996185303pt" style:font-style-complex="italic" style:font-weight-complex="bold"/>
    </style:style>
    <style:style style:name="T41" style:family="text">
      <style:text-properties style:font-name="Arial" fo:font-size="12pt" fo:font-style="italic" fo:font-weight="bold" style:font-size-asian="12pt" style:font-style-asian="italic" style:font-size-complex="12pt" style:font-style-complex="italic"/>
    </style:style>
    <style:style style:name="T42" style:family="text">
      <style:text-properties style:font-name="Arial" fo:font-size="12pt" fo:font-style="italic" fo:font-weight="bold" style:font-size-asian="10pt" style:font-style-asian="italic" style:font-size-complex="10pt" style:font-style-complex="italic"/>
    </style:style>
    <style:style style:name="T43" style:family="text">
      <style:text-properties style:font-name="Arial" fo:font-size="12pt" fo:font-style="normal" fo:font-weight="bold" style:font-size-asian="12pt" style:font-style-asian="normal" style:font-size-complex="12pt" style:font-style-complex="normal"/>
    </style:style>
    <style:style style:name="T44" style:family="text">
      <style:text-properties style:font-name="Arial" fo:font-size="12pt" fo:font-weight="bold" style:font-size-asian="12pt" style:font-size-complex="12pt"/>
    </style:style>
    <style:style style:name="T45" style:family="text">
      <style:text-properties fo:font-size="12pt"/>
    </style:style>
    <style:style style:name="T46" style:family="text">
      <style:text-properties fo:font-size="12pt" style:font-size-asian="14.3999996185303pt" style:font-size-complex="14.3999996185303pt"/>
    </style:style>
    <style:style style:name="T47" style:family="text">
      <style:text-properties fo:font-size="12pt" fo:font-style="normal" fo:font-weight="bold" style:font-size-asian="12pt" style:font-style-asian="normal" style:font-size-complex="12pt" style:font-style-complex="normal"/>
    </style:style>
    <style:style style:name="T48" style:family="text">
      <style:text-properties fo:font-size="12pt" fo:font-style="normal" fo:font-weight="bold" style:font-size-asian="10pt" style:font-style-asian="normal" style:font-size-complex="10pt" style:font-style-complex="normal"/>
    </style:style>
    <style:style style:name="T49" style:family="text">
      <style:text-properties fo:font-size="12pt" fo:font-weight="bold" style:font-size-asian="10pt" style:font-size-complex="10pt"/>
    </style:style>
    <style:style style:name="T50" style:family="text">
      <style:text-properties fo:font-size="12pt" fo:font-style="italic" fo:font-weight="bold" style:font-size-asian="10pt" style:font-style-asian="italic" style:font-size-complex="10pt" style:font-style-complex="italic"/>
    </style:style>
    <style:style style:name="T51" style:family="text">
      <style:text-properties style:font-name="Times New Roman" fo:font-size="10pt" fo:font-style="italic" fo:font-weight="bold" style:font-size-asian="10pt" style:font-style-asian="italic" style:font-size-complex="10pt" style:font-style-complex="italic"/>
    </style:style>
    <style:style style:name="T52" style:family="text">
      <style:text-properties fo:font-size="14pt"/>
    </style:style>
    <text:list-style style:name="L1">
      <text:list-level-style-number text:level="1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yJava =)</text:p>
      <text:list text:style-name="L1">
        <text:list-item>
          <text:h text:style-name="Heading_20_1" text:outline-level="1">Известные ограничения:</text:h>
        </text:list-item>
      </text:list>
      <text:list text:style-name="L2">
        <text:list-item>
          <text:p text:style-name="P11">убраны пакеты</text:p>
        </text:list-item>
        <text:list-item>
          <text:p text:style-name="P11">убраны импорты</text:p>
        </text:list-item>
        <text:list-item>
          <text:p text:style-name="P11">наследование только одного интерфейса интерфейсом</text:p>
        </text:list-item>
        <text:list-item>
          <text:p text:style-name="P11">реализация только одного интерфейса классом</text:p>
        </text:list-item>
        <text:list-item>
          <text:p text:style-name="P11">в объявлениях классов и интерфейсов, и абстрактных методах спецификаторы доступа сокращены до <text:span text:style-name="T30">public</text:span> и <text:span text:style-name="T30">default </text:span><text:span text:style-name="T26">за трудностью проверки</text:span></text:p>
        </text:list-item>
        <text:list-item>
          <text:p text:style-name="P11">убрана обработка исключительных ситуаций</text:p>
        </text:list-item>
        <text:list-item>
          <text:p text:style-name="P11">убрана конструкция <text:span text:style-name="T30">switch case</text:span> за трудностью проверки</text:p>
        </text:list-item>
        <text:list-item>
          <text:p text:style-name="P11">вслед за ней убраны константные выражения за ненадобностью</text:p>
        </text:list-item>
        <text:list-item>
          <text:p text:style-name="P11">убрана синхронизация</text:p>
        </text:list-item>
      </text:list>
      <text:p text:style-name="P10"/>
      <text:list text:style-name="L1" text:continue-numbering="true">
        <text:list-item>
          <text:h text:style-name="Heading_20_1" text:outline-level="1">Programs</text:h>
        </text:list-item>
      </text:list>
      <text:p text:style-name="P3">&lt;compilation unit&gt; ::= &lt;type declarations&gt;</text:p>
      <text:list text:style-name="L1" text:continue-numbering="true">
        <text:list-item>
          <text:h text:style-name="Heading_20_1" text:outline-level="1">Declarations</text:h>
          <text:list>
            <text:list-item>
              <text:h text:style-name="Heading_20_2" text:outline-level="2">Common</text:h>
            </text:list-item>
          </text:list>
        </text:list-item>
      </text:list>
      <text:p text:style-name="P1"><text:span text:style-name="Teletype"><text:span text:style-name="T7">&lt;</text:span></text:span><text:span text:style-name="Teletype"><text:span text:style-name="T13">reduced access specifier</text:span></text:span><text:span text:style-name="Teletype"><text:span text:style-name="T7">&gt;</text:span></text:span><text:span text:style-name="Teletype"><text:span text:style-name="T8"> </text:span></text:span><text:span text:style-name="Teletype"><text:span text:style-name="T13">::=</text:span></text:span><text:span text:style-name="Teletype"><text:span text:style-name="T8"> public | </text:span></text:span></text:p>
      <text:p text:style-name="P6"><text:span text:style-name="Teletype"><text:span text:style-name="T18">&lt;access specifier&gt;</text:span></text:span><text:span text:style-name="Teletype"><text:span text:style-name="T27"> </text:span></text:span><text:span text:style-name="Teletype"><text:span text:style-name="T18">::=</text:span></text:span><text:span text:style-name="Teletype"><text:span text:style-name="T27"> public | protected | private |</text:span></text:span><text:span text:style-name="T26"><text:tab/></text:span></text:p>
      <text:p text:style-name="P3">&lt;type declarations&gt; ::= &lt;type declaration&gt; <text:span text:style-name="T24">|</text:span> &lt;type declarations&gt; &lt;type declaration&gt;</text:p>
      <text:p text:style-name="P4"><text:span text:style-name="T3">&lt;</text:span><text:span text:style-name="T3">type declaration</text:span><text:span text:style-name="T3">&gt; ::= &lt;</text:span><text:span text:style-name="T3">class declaration</text:span><text:span text:style-name="T3">&gt; | &lt;</text:span><text:span text:style-name="T3">interface declaration</text:span><text:span text:style-name="T3">&gt; |</text:span></text:p>
      <text:p text:style-name="P1"><text:span text:style-name="T6">&lt;static initializer&gt; ::= </text:span><text:span text:style-name="Teletype"><text:span text:style-name="T10">static</text:span></text:span><text:span text:style-name="T6"> &lt;block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parameters</text:h>
                </text:list-item>
              </text:list>
            </text:list-item>
          </text:list>
        </text:list-item>
      </text:list>
      <text:p text:style-name="P1"><text:span text:style-name="T6">&lt;formal parameter list&gt; ::= &lt;formal parameter&gt; | &lt;formal parameter list&gt;</text:span><text:span text:style-name="Teletype"><text:span text:style-name="T10">,</text:span></text:span><text:span text:style-name="T6"> &lt;formal parameter&gt;</text:span></text:p>
      <text:p text:style-name="P3">&lt;formal parameter&gt; ::= &lt;type&gt; &lt;variable declarator id&gt; 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pan text:style-name="Teletype"><text:span text:style-name="T40">fields</text:span></text:span></text:h>
                </text:list-item>
              </text:list>
            </text:list-item>
          </text:list>
        </text:list-item>
      </text:list>
      <text:p text:style-name="P1"><text:span text:style-name="T6">&lt;field declaration&gt; ::= [&lt;access specifier&gt;] [</text:span><text:span text:style-name="Teletype"><text:span text:style-name="T10">static][final]</text:span></text:span><text:span text:style-name="T6"> &lt;type&gt; &lt;variable declarators&gt; </text:span><text:span text:style-name="Teletype"><text:span text:style-name="T10">;</text:span></text:span></text:p>
      <text:list text:style-name="L1" text:continue-numbering="true">
        <text:list-item>
          <text:list text:continue-numbering="true">
            <text:list-item>
              <text:h text:style-name="Heading_20_2" text:outline-level="2">Classes</text:h>
            </text:list-item>
          </text:list>
        </text:list-item>
      </text:list>
      <text:p text:style-name="P1"><text:span text:style-name="T6">&lt;class declaration&gt; ::= &lt;class modifiers&gt; </text:span><text:span text:style-name="Teletype"><text:span text:style-name="T10">class</text:span></text:span><text:span text:style-name="T6"> &lt;identifier&gt; &lt;super&gt; &lt;interfaces&gt; &lt;class body&gt;</text:span></text:p>
      <text:p text:style-name="P1"><text:soft-page-break/><text:span text:style-name="T6">&lt;class modifiers&gt; ::= </text:span><text:span text:style-name="T9">&lt;reduced access specifier&gt;</text:span><text:span text:style-name="T6"> </text:span><text:span text:style-name="T19">[</text:span><text:span text:style-name="Teletype"><text:span text:style-name="T10">abstract][final]</text:span></text:span></text:p>
      <text:p text:style-name="P1"><text:span text:style-name="T6">&lt;super&gt; ::= </text:span><text:span text:style-name="Teletype"><text:span text:style-name="T10">extends</text:span></text:span><text:span text:style-name="T6"> &lt;class type&gt; | </text:span></text:p>
      <text:p text:style-name="P1"><text:span text:style-name="T9">&lt;interfaces&gt; ::= </text:span><text:span text:style-name="Teletype"><text:span text:style-name="T8">implements</text:span></text:span><text:span text:style-name="T9"> &lt;interface type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4" text:outline-level="3">body and members</text:h>
                </text:list-item>
              </text:list>
            </text:list-item>
          </text:list>
        </text:list-item>
      </text:list>
      <text:p text:style-name="P1"><text:span text:style-name="T6">&lt;class body&gt; ::= </text:span><text:span text:style-name="T19">«{»</text:span><text:span text:style-name="T6"> {&lt;class body declaration&gt;} </text:span><text:span text:style-name="Teletype"><text:span text:style-name="T10">«}»</text:span></text:span></text:p>
      <text:p text:style-name="P3">&lt;class body declaration&gt; ::= &lt;class member declaration&gt; | &lt;static initializer&gt; | &lt;constructor declaration&gt;</text:p>
      <text:p text:style-name="P3">&lt;class member declaration&gt; ::= &lt;constant declaration&gt; | &lt;field declaration&gt; | &lt;method declaration&gt;</text:p>
      <text:p text:style-name="P3">&lt;constant declaration&gt; ::= [ <text:span text:style-name="Teletype"><text:span text:style-name="T1">public</text:span></text:span> ] [ <text:span text:style-name="Teletype"><text:span text:style-name="T1">static</text:span></text:span> ] <text:span text:style-name="Teletype"><text:span text:style-name="T1">final</text:span></text:span> &lt;type&gt; <text:span text:style-name="T25">&lt;initialized variable declarator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constructors</text:h>
                </text:list-item>
              </text:list>
            </text:list-item>
          </text:list>
        </text:list-item>
      </text:list>
      <text:p text:style-name="P3">&lt;constructor declaration&gt; ::= <text:span text:style-name="T25">&lt;</text:span><text:span text:style-name="T25">reduced <text:s/>access specifier</text:span><text:span text:style-name="T25">&gt;</text:span> &lt;constructor declarator&gt; &lt;constructor body&gt;</text:p>
      <text:p text:style-name="P1"><text:span text:style-name="T6">&lt;constructor declarator&gt; ::= &lt;type name&gt;</text:span><text:span text:style-name="Teletype"><text:span text:style-name="T10">() | </text:span></text:span><text:span text:style-name="T6">&lt;type name&gt;</text:span><text:span text:style-name="Teletype"><text:span text:style-name="T10">(</text:span></text:span><text:span text:style-name="T6"> &lt;formal parameter list&gt;</text:span><text:span text:style-name="Teletype"><text:span text:style-name="T10">)</text:span></text:span></text:p>
      <text:p text:style-name="P1"><text:span text:style-name="T6">&lt;constructor body&gt; ::= </text:span><text:span text:style-name="Teletype"><text:span text:style-name="T10">«{»</text:span></text:span><text:span text:style-name="Teletype"><text:span text:style-name="T14"> [&lt;explicit constructor invocation&gt;;] <text:s/>[&lt;block statements&gt;]</text:span></text:span><text:span text:style-name="Teletype"><text:span text:style-name="T10"> «}»</text:span></text:span></text:p>
      <text:p text:style-name="P1"><text:span text:style-name="T6">&lt;explicit constructor invocation&gt;::= </text:span><text:span text:style-name="Teletype"><text:span text:style-name="T10">this</text:span></text:span><text:span text:style-name="T6"> </text:span><text:span text:style-name="Teletype"><text:span text:style-name="T10">(</text:span></text:span><text:span text:style-name="T6"> [&lt;argument list&gt;] </text:span><text:span text:style-name="Teletype"><text:span text:style-name="T10">)</text:span></text:span><text:span text:style-name="T6"> | <text:s/></text:span><text:span text:style-name="Teletype"><text:span text:style-name="T10">super</text:span></text:span><text:span text:style-name="T6"> </text:span><text:span text:style-name="Teletype"><text:span text:style-name="T10">(</text:span></text:span><text:span text:style-name="T6"> [&lt;argument list&gt;] </text:span><text:span text:style-name="Teletype"><text:span text:style-name="T10">)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pan text:style-name="Teletype"><text:span text:style-name="T41">variables</text:span></text:span></text:h>
                </text:list-item>
              </text:list>
            </text:list-item>
          </text:list>
        </text:list-item>
      </text:list>
      <text:p text:style-name="P1"><text:span text:style-name="T6">&lt;variable declarators&gt; ::= &lt;variable declarator&gt; | &lt;variable declarators&gt;</text:span><text:span text:style-name="Teletype"><text:span text:style-name="T10">,</text:span></text:span><text:span text:style-name="T6"> &lt;variable declarator&gt;</text:span></text:p>
      <text:p text:style-name="P3">&lt;variable declarator&gt; ::= &lt;simple declarator&gt; | &lt;array declarator&gt;</text:p>
      <text:p text:style-name="P1"><text:span text:style-name="T6">&lt;simple declarator&gt; ::= &lt;identifier&gt; | &lt;identifier&gt; </text:span><text:span text:style-name="T19">=</text:span><text:span text:style-name="T6"> &lt;expression&gt;</text:span></text:p>
      <text:p text:style-name="P3">&lt;array declarator&gt; ::= &lt;array identifier&gt; | &lt;array identifier&gt; = &lt;array initializer&gt;</text:p>
      <text:p text:style-name="P3">&lt;array identifier&gt; ::= &lt;identifier&gt;[] | &lt;array identifier&gt;[]</text:p>
      <text:p text:style-name="P7"><text:span text:style-name="T6">&lt;array initializer&gt; ::=</text:span><text:span text:style-name="Teletype"><text:span text:style-name="T6"> </text:span></text:span></text:p>
      <text:p text:style-name="P7"><text:span text:style-name="Teletype"><text:span text:style-name="T6"><text:tab/>«</text:span></text:span><text:span text:style-name="Teletype"><text:span text:style-name="T11">{</text:span></text:span><text:span text:style-name="Teletype"><text:span text:style-name="T10">»</text:span></text:span><text:span text:style-name="T6"> &lt;variable initializers&gt;</text:span><text:span text:style-name="Teletype"><text:span text:style-name="T6">«</text:span></text:span><text:span text:style-name="Teletype"><text:span text:style-name="T10">}» | </text:span></text:span></text:p>
      <text:p text:style-name="P7"><text:span text:style-name="Teletype"><text:span text:style-name="T16"><text:tab/></text:span></text:span><text:span text:style-name="Teletype"><text:span text:style-name="T14">&lt;array creation expression&gt; | </text:span></text:span></text:p>
      <text:p text:style-name="P7"><text:span text:style-name="Teletype"><text:span text:style-name="T14"><text:tab/>&lt;method invocation&gt; | &lt;field access&gt;</text:span></text:span></text:p>
      <text:p text:style-name="P7"><text:span text:style-name="Teletype"><text:span text:style-name="T14"/></text:span></text:p>
      <text:p text:style-name="P1"><text:span text:style-name="T6">&lt;variable initializers&gt; ::= &lt;expression&gt; | &lt;variable initializers&gt;</text:span><text:span text:style-name="Teletype"><text:span text:style-name="T10">,</text:span></text:span><text:span text:style-name="T6"> &lt;expression&gt;</text:span></text:p>
      <text:p text:style-name="P3"><text:span text:style-name="T25">&lt;initialized variable declarator&gt;</text:span><text:span text:style-name="T29"> ::= &lt;identifier&gt; </text:span><text:span text:style-name="T23">=</text:span><text:span text:style-name="T29"> &lt;expression&gt; | &lt;array identifier&gt; = &lt;array initializer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methods</text:h>
                </text:list-item>
              </text:list>
            </text:list-item>
          </text:list>
        </text:list-item>
      </text:list>
      <text:p text:style-name="P3">&lt;method declaration&gt; ::= &lt;concrete method declaration&gt; | &lt;abstract method declaration&gt;</text:p>
      <text:p text:style-name="P3"><text:soft-page-break/>&lt;concrete method declaration&gt; ::= &lt;method header&gt; &lt;block&gt;</text:p>
      <text:p text:style-name="P2"><text:span text:style-name="T26">&lt;method header&gt; ::= [&lt;access specifier&gt;] [</text:span><text:span text:style-name="Teletype"><text:span text:style-name="T27">static][final]</text:span></text:span><text:span text:style-name="T26"> &lt;result type&gt; &lt;method declarator&gt;</text:span></text:p>
      <text:p text:style-name="P1"><text:span text:style-name="T6">&lt;result type&gt; ::= &lt;type&gt; | </text:span><text:span text:style-name="Teletype"><text:span text:style-name="T10">void</text:span></text:span></text:p>
      <text:p text:style-name="P1"><text:span text:style-name="T6">&lt;method declarator&gt; ::= &lt;identifier&gt; </text:span><text:span text:style-name="Teletype"><text:span text:style-name="T10">(</text:span></text:span><text:span text:style-name="T6"> &lt;formal parameter list&gt; </text:span><text:span text:style-name="Teletype"><text:span text:style-name="T10">)</text:span></text:span></text:p>
      <text:p text:style-name="P1"><text:span text:style-name="Teletype"><text:span text:style-name="T14">&lt;abstract method declaration&gt;::= &lt;reduced access specifier&gt; </text:span></text:span><text:span text:style-name="Teletype"><text:span text:style-name="T19">abstract</text:span></text:span><text:span text:style-name="Teletype"><text:span text:style-name="T14"> &lt;result type&gt; &lt;method declarator&gt; ;</text:span></text:span></text:p>
      <text:list text:style-name="L1" text:continue-numbering="true">
        <text:list-item>
          <text:list text:continue-numbering="true">
            <text:list-item>
              <text:h text:style-name="Heading_20_2" text:outline-level="2">Interfaces</text:h>
            </text:list-item>
          </text:list>
        </text:list-item>
      </text:list>
      <text:p text:style-name="P1"><text:span text:style-name="T6">&lt;interface declaration&gt; ::= </text:span><text:span text:style-name="T9">&lt;reduced access specifier&gt;</text:span><text:span text:style-name="T6"> </text:span><text:span text:style-name="Teletype"><text:span text:style-name="T10">interface</text:span></text:span><text:span text:style-name="T6"> &lt;identifier&gt; [&lt;extends interfaces&gt;] &lt;interface body&gt;</text:span></text:p>
      <text:p text:style-name="P1"><text:span text:style-name="T6">&lt;extends interfaces&gt; ::=</text:span><text:span text:style-name="Teletype"><text:span text:style-name="T6"> </text:span></text:span><text:span text:style-name="Teletype"><text:span text:style-name="T10">extends</text:span></text:span><text:span text:style-name="T6"> &lt;interface type&gt;</text:span></text:p>
      <text:p text:style-name="P1"><text:span text:style-name="T6">&lt;interface body&gt; ::=</text:span><text:span text:style-name="Teletype"><text:span text:style-name="T6"> </text:span></text:span><text:span text:style-name="Teletype"><text:span text:style-name="T11">«{»</text:span></text:span><text:span text:style-name="Teletype"><text:span text:style-name="T6"> </text:span></text:span><text:span text:style-name="T6">{&lt;interface member declaration&gt;}</text:span><text:span text:style-name="Teletype"><text:span text:style-name="T6"> </text:span></text:span><text:span text:style-name="Teletype"><text:span text:style-name="T10">«}»</text:span></text:span></text:p>
      <text:p text:style-name="P1"><text:span text:style-name="T6">&lt;interface member declaration&gt; ::= &lt;constant declaration&gt; | &lt;abstract method declaration&gt;</text:span><text:span text:style-name="Teletype"><text:span text:style-name="T6"> | </text:span></text:span><text:span text:style-name="Teletype"><text:span text:style-name="T17">&lt;interface method declaration&gt;</text:span></text:span></text:p>
      <text:p text:style-name="P1"><text:span text:style-name="Teletype"><text:span text:style-name="T17">&lt;interface method declaration&gt; ::= </text:span></text:span><text:span text:style-name="Teletype"><text:span text:style-name="T14">&lt;reduced access specifier&gt; &lt;result type&gt; &lt;method declarator&gt;;</text:span></text:span></text:p>
      <text:list text:style-name="L1" text:continue-numbering="true">
        <text:list-item>
          <text:h text:style-name="Heading_20_1" text:outline-level="1">Types</text:h>
        </text:list-item>
      </text:list>
      <text:p text:style-name="P3">&lt;type&gt; ::= &lt;primitive type&gt; | &lt;reference type&gt;</text:p>
      <text:p text:style-name="P1"><text:span text:style-name="T6">&lt;primitive type&gt; ::= &lt;numeric type&gt; | </text:span><text:span text:style-name="Teletype"><text:span text:style-name="T10">boolean</text:span></text:span></text:p>
      <text:p text:style-name="P3">&lt;numeric type&gt; ::= &lt;integral type&gt; | &lt;floating-point type&gt;</text:p>
      <text:p text:style-name="P1"><text:span text:style-name="T6">&lt;integral type&gt; ::= </text:span><text:span text:style-name="Teletype"><text:span text:style-name="T10">byte</text:span></text:span><text:span text:style-name="T6"> | </text:span><text:span text:style-name="Teletype"><text:span text:style-name="T10">short</text:span></text:span><text:span text:style-name="T6"> | </text:span><text:span text:style-name="Teletype"><text:span text:style-name="T10">int</text:span></text:span><text:span text:style-name="T6"> | </text:span><text:span text:style-name="Teletype"><text:span text:style-name="T10">long</text:span></text:span><text:span text:style-name="T6"> | </text:span><text:span text:style-name="Teletype"><text:span text:style-name="T10">char</text:span></text:span></text:p>
      <text:p text:style-name="P1"><text:span text:style-name="T6">&lt;floating-point type&gt; ::= </text:span><text:span text:style-name="Teletype"><text:span text:style-name="T10">float</text:span></text:span><text:span text:style-name="T6"> | </text:span><text:span text:style-name="Teletype"><text:span text:style-name="T10">double</text:span></text:span></text:p>
      <text:p text:style-name="P3">&lt;reference type&gt; ::= &lt;class or interface type&gt; | &lt;array type&gt;</text:p>
      <text:p text:style-name="P3">&lt;class or interface type&gt; ::= &lt;class type&gt; | &lt;interface type&gt;</text:p>
      <text:p text:style-name="P3">&lt;class type&gt; ::= &lt;type name&gt;</text:p>
      <text:p text:style-name="P3">&lt;interface type&gt; ::= &lt;type name&gt;</text:p>
      <text:p text:style-name="P1"><text:span text:style-name="T6">&lt;array type&gt; ::= &lt;type&gt; </text:span><text:span text:style-name="Teletype"><text:span text:style-name="T10">[]</text:span></text:span></text:p>
      <text:list text:style-name="L1" text:continue-numbering="true">
        <text:list-item>
          <text:h text:style-name="Heading_20_1" text:outline-level="1">Blocks and Commands</text:h>
        </text:list-item>
      </text:list>
      <text:p text:style-name="P1"><text:span text:style-name="T6">&lt;block&gt; ::= «</text:span><text:span text:style-name="Teletype"><text:span text:style-name="T10">{</text:span></text:span><text:span text:style-name="T6">» {&lt;block statement&gt;}</text:span><text:span text:style-name="Teletype"><text:span text:style-name="T6"> «</text:span></text:span><text:span text:style-name="Teletype"><text:span text:style-name="T10">}»</text:span></text:span></text:p>
      <text:p text:style-name="P3">&lt;block statement&gt; ::= &lt;local variable declaration&gt;<text:span text:style-name="Teletype"><text:span text:style-name="T1">;</text:span></text:span> | &lt;statement&gt;</text:p>
      <text:p text:style-name="P3"><text:soft-page-break/>&lt;local variable declaration&gt; ::= &lt;type&gt; &lt;variable declarators&gt; </text:p>
      <text:p text:style-name="P8">&lt;statement&gt; ::= </text:p>
      <text:p text:style-name="P8"><text:tab/>&lt;statement without trailing substatement&gt; | </text:p>
      <text:p text:style-name="P8"><text:tab/>&lt;if then statement&gt; | </text:p>
      <text:p text:style-name="P8"><text:tab/>&lt;if then else statement&gt; | </text:p>
      <text:p text:style-name="P8"><text:tab/>&lt;while statement&gt; | </text:p>
      <text:p text:style-name="P8"><text:tab/>&lt;for statement&gt;</text:p>
      <text:p text:style-name="P8"/>
      <text:p text:style-name="P8">&lt;statement without trailing substatement&gt; ::= </text:p>
      <text:p text:style-name="P8"><text:tab/>&lt;block&gt; | </text:p>
      <text:p text:style-name="P8"><text:tab/>&lt;empty statement&gt; | </text:p>
      <text:p text:style-name="P8"><text:tab/>&lt;expression statement&gt; | </text:p>
      <text:p text:style-name="P8"><text:tab/>&lt;do statement&gt; | </text:p>
      <text:p text:style-name="P8"><text:tab/>&lt;break statement&gt; | </text:p>
      <text:p text:style-name="P8"><text:tab/>&lt;continue statement&gt; | </text:p>
      <text:p text:style-name="P8"><text:tab/>&lt;return statement&gt;</text:p>
      <text:p text:style-name="P8"/>
      <text:p text:style-name="P1"><text:span text:style-name="T6">&lt;empty statement&gt; ::= </text:span><text:span text:style-name="Teletype"><text:span text:style-name="T10">;</text:span></text:span></text:p>
      <text:p text:style-name="P1"><text:span text:style-name="T6">&lt;expression statement&gt; ::= &lt;statement expression&gt;</text:span><text:span text:style-name="Teletype"><text:span text:style-name="T6"> </text:span></text:span><text:span text:style-name="Teletype"><text:span text:style-name="T10">;</text:span></text:span></text:p>
      <text:p text:style-name="P8">&lt;statement expression&gt; ::= </text:p>
      <text:p text:style-name="P8"><text:tab/>&lt;assignment&gt; | </text:p>
      <text:p text:style-name="P8"><text:tab/>&lt;preincrement expression&gt; | &lt;postincrement expression&gt; | </text:p>
      <text:p text:style-name="P8"><text:tab/>&lt;predecrement expression&gt; | &lt;postdecrement expression&gt; | </text:p>
      <text:p text:style-name="P8"><text:tab/>&lt;method invocation&gt; | </text:p>
      <text:p text:style-name="P8"><text:tab/>&lt;class instance creation expression&gt;</text:p>
      <text:p text:style-name="P8"/>
      <text:p text:style-name="P8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if </text:h>
                </text:list-item>
              </text:list>
            </text:list-item>
          </text:list>
        </text:list-item>
      </text:list>
      <text:p text:style-name="P1"><text:span text:style-name="T6">&lt;if then statement&gt;::= </text:span><text:span text:style-name="Teletype"><text:span text:style-name="T10">if (</text:span></text:span><text:span text:style-name="T6"> &lt;expression&gt;</text:span><text:span text:style-name="Teletype"><text:span text:style-name="T6"> </text:span></text:span><text:span text:style-name="Teletype"><text:span text:style-name="T10">)</text:span></text:span><text:span text:style-name="T6"> &lt;statement&gt;</text:span></text:p>
      <text:p text:style-name="P1"><text:span text:style-name="T6">&lt;if then else statement&gt;::= </text:span><text:span text:style-name="Teletype"><text:span text:style-name="T10">if (</text:span></text:span><text:span text:style-name="T6"> &lt;expression&gt;</text:span><text:span text:style-name="Teletype"><text:span text:style-name="T6"> </text:span></text:span><text:span text:style-name="Teletype"><text:span text:style-name="T10">)</text:span></text:span><text:span text:style-name="T6"> &lt;statement no short if&gt; </text:span><text:span text:style-name="Teletype"><text:span text:style-name="T10">else</text:span></text:span><text:span text:style-name="T6"> &lt;statement&gt; </text:span></text:p>
      <text:p text:style-name="P8">&lt;statement no short if&gt; ::= </text:p>
      <text:p text:style-name="P8"><text:tab/>&lt;statement without trailing substatement&gt; | <text:s/></text:p>
      <text:p text:style-name="P8"><text:tab/>&lt;if then else statement no short if&gt; | </text:p>
      <text:p text:style-name="P8"><text:tab/>&lt;while statement no short if&gt; | </text:p>
      <text:p text:style-name="P8"><text:tab/>&lt;for statement no short if&gt;</text:p>
      <text:p text:style-name="P8"/>
      <text:p text:style-name="P1"><text:span text:style-name="T6">&lt;if then else statement no short if&gt; ::=</text:span><text:span text:style-name="Teletype"><text:span text:style-name="T6"> </text:span></text:span><text:span text:style-name="Teletype"><text:span text:style-name="T10">if (</text:span></text:span><text:span text:style-name="T6"> &lt;expression&gt;</text:span><text:span text:style-name="Teletype"><text:span text:style-name="T6"> </text:span></text:span><text:span text:style-name="Teletype"><text:span text:style-name="T10">)</text:span></text:span><text:span text:style-name="T6"> &lt;statement no short if&gt; </text:span><text:span text:style-name="Teletype"><text:span text:style-name="T10">else</text:span></text:span><text:span text:style-name="T6"> &lt;statement no short if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pan text:style-name="Teletype"><text:span text:style-name="T41">while</text:span></text:span></text:h>
                </text:list-item>
              </text:list>
            </text:list-item>
          </text:list>
        </text:list-item>
      </text:list>
      <text:p text:style-name="P1"><text:span text:style-name="T6">&lt;while statement&gt; ::= </text:span><text:span text:style-name="Teletype"><text:span text:style-name="T10">while (</text:span></text:span><text:span text:style-name="T6"> &lt;expression&gt; </text:span><text:span text:style-name="Teletype"><text:span text:style-name="T10">)</text:span></text:span><text:span text:style-name="T6"> &lt;statement&gt;</text:span></text:p>
      <text:p text:style-name="P1"><text:span text:style-name="T6">&lt;while statement no short if&gt; ::=</text:span><text:span text:style-name="Teletype"><text:span text:style-name="T6"> </text:span></text:span><text:span text:style-name="Teletype"><text:span text:style-name="T10">while (</text:span></text:span><text:span text:style-name="T6"> &lt;expression&gt; </text:span><text:span text:style-name="Teletype"><text:span text:style-name="T10">)</text:span></text:span><text:span text:style-name="T6"> &lt;statement no short if&gt;</text:span></text:p>
      <text:p text:style-name="P1"><text:span text:style-name="T6">&lt;do statement&gt; ::= </text:span><text:span text:style-name="Teletype"><text:span text:style-name="T10">do</text:span></text:span><text:span text:style-name="T6"> &lt;statement&gt; </text:span><text:span text:style-name="Teletype"><text:span text:style-name="T10">while (</text:span></text:span><text:span text:style-name="T6"> &lt;expression&gt; </text:span><text:span text:style-name="Teletype"><text:span text:style-name="T10">) ;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pan text:style-name="Teletype"><text:span text:style-name="T41">for</text:span></text:span></text:h>
                </text:list-item>
              </text:list>
            </text:list-item>
          </text:list>
        </text:list-item>
      </text:list>
      <text:p text:style-name="P1"><text:span text:style-name="T6">&lt;for statement&gt; ::= </text:span><text:span text:style-name="Teletype"><text:span text:style-name="T10">for (</text:span></text:span><text:span text:style-name="T6"> [&lt;for init&gt;]</text:span><text:span text:style-name="Teletype"><text:span text:style-name="T10">; [</text:span></text:span><text:span text:style-name="T6">&lt;expression&gt;]</text:span><text:span text:style-name="Teletype"><text:span text:style-name="T6"> </text:span></text:span><text:span text:style-name="Teletype"><text:span text:style-name="T10">;</text:span></text:span><text:span text:style-name="T6"> [&lt;for update&gt;]</text:span><text:span text:style-name="Teletype"><text:span text:style-name="T6"> </text:span></text:span><text:span text:style-name="Teletype"><text:span text:style-name="T10">)</text:span></text:span><text:span text:style-name="T6"> &lt;statement&gt;</text:span></text:p>
      <text:p text:style-name="P1"><text:soft-page-break/><text:span text:style-name="T6">&lt;for statement no short if&gt; ::= </text:span><text:span text:style-name="Teletype"><text:span text:style-name="T10">for (</text:span></text:span><text:span text:style-name="T6"> [&lt;for init&gt;]</text:span><text:span text:style-name="Teletype"><text:span text:style-name="T10">;</text:span></text:span><text:span text:style-name="T6"> [&lt;expression&gt;]</text:span><text:span text:style-name="Teletype"><text:span text:style-name="T10">;</text:span></text:span><text:span text:style-name="T6"> [&lt;for update&gt;]</text:span><text:span text:style-name="Teletype"><text:span text:style-name="T6"> </text:span></text:span><text:span text:style-name="Teletype"><text:span text:style-name="T10">)</text:span></text:span><text:span text:style-name="T6"> &lt;statement no short if&gt;</text:span></text:p>
      <text:p text:style-name="P3">&lt;for init&gt; ::= &lt;statement expression list&gt; | &lt;local variable declaration&gt;</text:p>
      <text:p text:style-name="P3">&lt;for update&gt; ::= &lt;statement expression list&gt;</text:p>
      <text:p text:style-name="P1"><text:span text:style-name="T6">&lt;statement expression list&gt; ::= &lt;statement expression&gt; | &lt;statement expression list&gt; </text:span><text:span text:style-name="Teletype"><text:span text:style-name="T10">,</text:span></text:span><text:span text:style-name="T6"> &lt;statement expression&gt; 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3" text:outline-level="3">breaks</text:h>
                </text:list-item>
              </text:list>
            </text:list-item>
          </text:list>
        </text:list-item>
      </text:list>
      <text:p text:style-name="P1"><text:span text:style-name="T6">&lt;break statement&gt; ::= </text:span><text:span text:style-name="Teletype"><text:span text:style-name="T10">break;</text:span></text:span></text:p>
      <text:p text:style-name="P1"><text:span text:style-name="T6">&lt;continue statement&gt; ::= </text:span><text:span text:style-name="Teletype"><text:span text:style-name="T10">continue;</text:span></text:span></text:p>
      <text:p text:style-name="P1"><text:span text:style-name="T6">&lt;return statement&gt; ::= </text:span><text:span text:style-name="Teletype"><text:span text:style-name="T10">return</text:span></text:span><text:span text:style-name="T6"> [&lt;expression&gt;]</text:span><text:span text:style-name="Teletype"><text:span text:style-name="T10">;</text:span></text:span></text:p>
      <text:list text:style-name="L1" text:continue-numbering="true">
        <text:list-item>
          <text:h text:style-name="Heading_20_1" text:outline-level="1">Expressions</text:h>
        </text:list-item>
      </text:list>
      <text:p text:style-name="P3">&lt;expression&gt; ::= &lt;assignment expression&gt;</text:p>
      <text:p text:style-name="P3">&lt;assignment expression&gt; ::= &lt;conditional expression&gt; | &lt;assignment&gt;</text:p>
      <text:p text:style-name="P3">&lt;assignment&gt; ::= &lt;left hand side&gt; &lt;assignment operator&gt; &lt;assignment expression&gt;</text:p>
      <text:p text:style-name="P3">&lt;left hand side&gt; ::= &lt;expression name&gt; | &lt;field access&gt; | &lt;array access&gt;</text:p>
      <text:p text:style-name="P1"><text:span text:style-name="T6">&lt;assignment operator&gt; ::= </text:span><text:span text:style-name="Teletype"><text:span text:style-name="T10">=</text:span></text:span><text:span text:style-name="T6"> | </text:span><text:span text:style-name="Teletype"><text:span text:style-name="T10">*=</text:span></text:span><text:span text:style-name="T6"> | </text:span><text:span text:style-name="Teletype"><text:span text:style-name="T10">/=</text:span></text:span><text:span text:style-name="T6"> | </text:span><text:span text:style-name="Teletype"><text:span text:style-name="T10">%=</text:span></text:span><text:span text:style-name="T6"> |</text:span><text:span text:style-name="Teletype"><text:span text:style-name="T6"> </text:span></text:span><text:span text:style-name="Teletype"><text:span text:style-name="T10">+=</text:span></text:span><text:span text:style-name="T6"> | </text:span><text:span text:style-name="Teletype"><text:span text:style-name="T10">-=</text:span></text:span><text:span text:style-name="T6"> | </text:span><text:span text:style-name="Teletype"><text:span text:style-name="T10">&lt;&lt;=</text:span></text:span><text:span text:style-name="T6"> | </text:span><text:span text:style-name="Teletype"><text:span text:style-name="T10">&gt;&gt;=</text:span></text:span><text:span text:style-name="T6"> | </text:span><text:span text:style-name="Teletype"><text:span text:style-name="T10">&gt;&gt;&gt;=</text:span></text:span><text:span text:style-name="T6"> | </text:span><text:span text:style-name="Teletype"><text:span text:style-name="T10">&amp;=</text:span></text:span><text:span text:style-name="T6"> |</text:span><text:span text:style-name="Teletype"><text:span text:style-name="T6"> </text:span></text:span><text:span text:style-name="Teletype"><text:span text:style-name="T10">^=</text:span></text:span><text:span text:style-name="T6"> |</text:span><text:span text:style-name="Teletype"><text:span text:style-name="T6"> </text:span></text:span><text:span text:style-name="Teletype"><text:span text:style-name="T10">|=</text:span></text:span></text:p>
      <text:p text:style-name="P1"><text:span text:style-name="Teletype"><text:span text:style-name="T10"/></text:span></text:p>
      <text:p text:style-name="P8">&lt;conditional expression&gt; ::= </text:p>
      <text:p text:style-name="P8"><text:tab/>&lt;conditional or expression&gt; | </text:p>
      <text:p text:style-name="P7"><text:span text:style-name="T6"><text:tab/>&lt;conditional or expression&gt;</text:span><text:span text:style-name="Teletype"><text:span text:style-name="T6"> </text:span></text:span><text:span text:style-name="Teletype"><text:span text:style-name="T10">?</text:span></text:span><text:span text:style-name="T6"> &lt;expression&gt;</text:span><text:span text:style-name="Teletype"><text:span text:style-name="T6"> </text:span></text:span><text:span text:style-name="Teletype"><text:span text:style-name="T10">:</text:span></text:span><text:span text:style-name="T6"> &lt;conditional expression&gt;</text:span></text:p>
      <text:p text:style-name="P8"/>
      <text:p text:style-name="P8">&lt;conditional or expression&gt; ::= </text:p>
      <text:p text:style-name="P8"><text:tab/>&lt;conditional and expression&gt; | </text:p>
      <text:p text:style-name="P7"><text:span text:style-name="T6"><text:tab/>&lt;conditional or expression&gt;</text:span><text:span text:style-name="Teletype"><text:span text:style-name="T6"> </text:span></text:span><text:span text:style-name="Teletype"><text:span text:style-name="T10">||</text:span></text:span><text:span text:style-name="T6"> &lt;conditional and expression&gt;</text:span></text:p>
      <text:p text:style-name="P8"/>
      <text:p text:style-name="P8">&lt;conditional and expression&gt; ::= </text:p>
      <text:p text:style-name="P8"><text:tab/>&lt;inclusive or expression&gt; | </text:p>
      <text:p text:style-name="P7"><text:span text:style-name="T6"><text:tab/>&lt;conditional and expression&gt;</text:span><text:span text:style-name="Teletype"><text:span text:style-name="T6"> </text:span></text:span><text:span text:style-name="Teletype"><text:span text:style-name="T10">&amp;&amp;</text:span></text:span><text:span text:style-name="T6"> &lt;inclusive or expression&gt;</text:span></text:p>
      <text:p text:style-name="P8"/>
      <text:p text:style-name="P8">&lt;inclusive or expression&gt; ::= </text:p>
      <text:p text:style-name="P8"><text:tab/>&lt;exclusive or expression&gt; | </text:p>
      <text:p text:style-name="P7"><text:span text:style-name="T6"><text:tab/>&lt;inclusive or expression&gt; </text:span><text:span text:style-name="Teletype"><text:span text:style-name="T12">|</text:span></text:span><text:span text:style-name="T12"> </text:span></text:p>
      <text:p text:style-name="P8"><text:tab/>&lt;exclusive or expression&gt;</text:p>
      <text:p text:style-name="P8"/>
      <text:p text:style-name="P8">&lt;exclusive or expression&gt; ::= </text:p>
      <text:p text:style-name="P8"><text:tab/>&lt;and expression&gt; | </text:p>
      <text:p text:style-name="P7"><text:span text:style-name="T6"><text:tab/>&lt;exclusive or expression&gt;</text:span><text:span text:style-name="Teletype"><text:span text:style-name="T6"> </text:span></text:span><text:span text:style-name="Teletype"><text:span text:style-name="T10">^</text:span></text:span><text:span text:style-name="T6"> &lt;and expression&gt;</text:span></text:p>
      <text:p text:style-name="P8"/>
      <text:p text:style-name="P18">&lt;and expression&gt; ::= </text:p>
      <text:p text:style-name="P18"><text:tab/>&lt;equality expression&gt; | </text:p>
      <text:p text:style-name="P9"><text:span text:style-name="T6"><text:tab/>&lt;and expression&gt; </text:span><text:span text:style-name="Teletype"><text:span text:style-name="T10">&amp;</text:span></text:span><text:span text:style-name="T6"> &lt;equality expression&gt;</text:span></text:p>
      <text:p text:style-name="P18"/>
      <text:p text:style-name="P8">&lt;equality expression&gt; ::= </text:p>
      <text:p text:style-name="P8"><text:soft-page-break/><text:tab/>&lt;relational expression&gt; | </text:p>
      <text:p text:style-name="P7"><text:span text:style-name="T6"><text:tab/>&lt;equality expression&gt; </text:span><text:span text:style-name="Teletype"><text:span text:style-name="T10">==</text:span></text:span><text:span text:style-name="T6"> &lt;relational expression&gt; | </text:span></text:p>
      <text:p text:style-name="P7"><text:span text:style-name="T6"><text:tab/>&lt;equality expression&gt; </text:span><text:span text:style-name="Teletype"><text:span text:style-name="T10">!=</text:span></text:span><text:span text:style-name="T6"> &lt;relational expression&gt;</text:span></text:p>
      <text:p text:style-name="P8"/>
      <text:p text:style-name="P8">&lt;relational expression&gt; ::= </text:p>
      <text:p text:style-name="P8"><text:tab/>&lt;shift expression&gt; | </text:p>
      <text:p text:style-name="P7"><text:span text:style-name="T6"><text:tab/>&lt;relational expression&gt; </text:span><text:span text:style-name="Teletype"><text:span text:style-name="T10">&lt;</text:span></text:span><text:span text:style-name="T6"> &lt;shift expression&gt; | &lt;relational expression&gt; </text:span><text:span text:style-name="Teletype"><text:span text:style-name="T10">&gt;</text:span></text:span><text:span text:style-name="T6"> &lt;shift expression&gt; |</text:span></text:p>
      <text:p text:style-name="P7"><text:span text:style-name="T6"><text:tab/>&lt;relational expression&gt; </text:span><text:span text:style-name="Teletype"><text:span text:style-name="T10">&lt;=</text:span></text:span><text:span text:style-name="T6"> &lt;shift expression&gt; | &lt;relational expression&gt; </text:span><text:span text:style-name="Teletype"><text:span text:style-name="T10">&gt;=</text:span></text:span><text:span text:style-name="T6"> &lt;shift expression&gt; |</text:span></text:p>
      <text:p text:style-name="P7"><text:span text:style-name="T6"><text:tab/>&lt;relational expression&gt; </text:span><text:span text:style-name="Teletype"><text:span text:style-name="T10">instanceof</text:span></text:span><text:span text:style-name="T6"> &lt;reference type&gt;</text:span></text:p>
      <text:p text:style-name="P8"/>
      <text:p text:style-name="P8">&lt;shift expression&gt; ::= </text:p>
      <text:p text:style-name="P8"><text:tab/>&lt;additive expression&gt; | </text:p>
      <text:p text:style-name="P7"><text:span text:style-name="T6"><text:tab/>&lt;shift expression&gt; </text:span><text:span text:style-name="Teletype"><text:span text:style-name="T10">&lt;&lt;</text:span></text:span><text:span text:style-name="T6"> &lt;additive expression&gt; | &lt;shift expression&gt; </text:span><text:span text:style-name="Teletype"><text:span text:style-name="T10">&gt;&gt;</text:span></text:span><text:span text:style-name="T6"> &lt;additive expression&gt; |</text:span></text:p>
      <text:p text:style-name="P7"><text:span text:style-name="T6"><text:tab/>&lt;shift expression&gt; </text:span><text:span text:style-name="Teletype"><text:span text:style-name="T10">&gt;&gt;&gt;</text:span></text:span><text:span text:style-name="T6"> &lt;additive expression&gt;</text:span></text:p>
      <text:p text:style-name="P8"/>
      <text:p text:style-name="P8">&lt;additive expression&gt; ::= </text:p>
      <text:p text:style-name="P8"><text:tab/>&lt;multiplicative expression&gt; | </text:p>
      <text:p text:style-name="P7"><text:span text:style-name="T6"><text:tab/>&lt;additive expression&gt; </text:span><text:span text:style-name="Teletype"><text:span text:style-name="T10">+</text:span></text:span><text:span text:style-name="T6"> &lt;multiplicative expression&gt; | </text:span></text:p>
      <text:p text:style-name="P7"><text:span text:style-name="T6"><text:tab/>&lt;additive expression&gt;</text:span><text:span text:style-name="Teletype"><text:span text:style-name="T6"> </text:span></text:span><text:span text:style-name="T6">- &lt;multiplicative expression&gt;</text:span></text:p>
      <text:p text:style-name="P8"/>
      <text:p text:style-name="P8">&lt;multiplicative expression&gt; ::= </text:p>
      <text:p text:style-name="P8"><text:tab/>&lt;unary expression&gt; | </text:p>
      <text:p text:style-name="P7"><text:span text:style-name="T6"><text:tab/>&lt;multiplicative expression&gt; </text:span><text:span text:style-name="Teletype"><text:span text:style-name="T10">*</text:span></text:span><text:span text:style-name="T6"> &lt;unary expression&gt; | </text:span></text:p>
      <text:p text:style-name="P7"><text:span text:style-name="T6"><text:tab/>&lt;multiplicative expression&gt; </text:span><text:span text:style-name="Teletype"><text:span text:style-name="T10">/</text:span></text:span><text:span text:style-name="T6"> &lt;unary expression&gt; | </text:span></text:p>
      <text:p text:style-name="P7"><text:span text:style-name="T6"><text:tab/>&lt;multiplicative expression&gt; </text:span><text:span text:style-name="Teletype"><text:span text:style-name="T10">%</text:span></text:span><text:span text:style-name="T6"> &lt;unary expression&gt;</text:span></text:p>
      <text:p text:style-name="P8"/>
      <text:p text:style-name="P8">&lt;cast expression&gt; ::= </text:p>
      <text:p text:style-name="P7"><text:span text:style-name="Teletype"><text:span text:style-name="T10"><text:tab/>(</text:span></text:span><text:span text:style-name="T6"> &lt;primitive type&gt;</text:span><text:span text:style-name="Teletype"><text:span text:style-name="T6"> </text:span></text:span><text:span text:style-name="Teletype"><text:span text:style-name="T10">)</text:span></text:span><text:span text:style-name="T6"> &lt;unary expression&gt; | </text:span></text:p>
      <text:p text:style-name="P7"><text:span text:style-name="Teletype"><text:span text:style-name="T10"><text:tab/>(</text:span></text:span><text:span text:style-name="T6"> &lt;reference type&gt;</text:span><text:span text:style-name="Teletype"><text:span text:style-name="T6"> </text:span></text:span><text:span text:style-name="Teletype"><text:span text:style-name="T10">)</text:span></text:span><text:span text:style-name="T6"> &lt;unary expression not plus minus&gt; </text:span></text:p>
      <text:p text:style-name="P8"/>
      <text:p text:style-name="P8">&lt;unary expression&gt; ::= </text:p>
      <text:p text:style-name="P8"><text:tab/>&lt;preincrement expression&gt; | &lt;predecrement expression&gt; | </text:p>
      <text:p text:style-name="P7"><text:span text:style-name="Teletype"><text:span text:style-name="T10"><text:tab/>+</text:span></text:span><text:span text:style-name="T6"> &lt;unary expression&gt; | </text:span><text:span text:style-name="Teletype"><text:span text:style-name="T10">-</text:span></text:span><text:span text:style-name="T6"> &lt;unary expression&gt; | </text:span></text:p>
      <text:p text:style-name="P8"><text:tab/>&lt;unary expression not plus minus&gt;</text:p>
      <text:p text:style-name="P8"/>
      <text:p text:style-name="P1"><text:span text:style-name="T6">&lt;predecrement expression&gt; ::=</text:span><text:span text:style-name="Teletype"><text:span text:style-name="T6"> </text:span></text:span><text:span text:style-name="Teletype"><text:span text:style-name="T10">--</text:span></text:span><text:span text:style-name="T6"> &lt;unary expression&gt;</text:span></text:p>
      <text:p text:style-name="P1"><text:span text:style-name="T6">&lt;preincrement expression&gt; ::= </text:span><text:span text:style-name="Teletype"><text:span text:style-name="T10">++</text:span></text:span><text:span text:style-name="T6"> &lt;unary expression&gt;</text:span></text:p>
      <text:p text:style-name="P8">&lt;unary expression not plus minus&gt; ::= </text:p>
      <text:p text:style-name="P7"><text:span text:style-name="T6"><text:tab/>&lt;postfix expression&gt; |</text:span><text:span text:style-name="Teletype"><text:span text:style-name="T6"> </text:span></text:span></text:p>
      <text:p text:style-name="P7"><text:span text:style-name="Teletype"><text:span text:style-name="T10"><text:tab/>~</text:span></text:span><text:span text:style-name="T6"> &lt;unary expression&gt; | </text:span></text:p>
      <text:p text:style-name="P7"><text:span text:style-name="Teletype"><text:span text:style-name="T10"><text:tab/>!</text:span></text:span><text:span text:style-name="T6"> &lt;unary expression&gt; | </text:span></text:p>
      <text:p text:style-name="P8"><text:tab/>&lt;cast expression&gt;</text:p>
      <text:p text:style-name="P8"/>
      <text:p text:style-name="P1"><text:span text:style-name="T6">&lt;postdecrement expression&gt; ::= &lt;postfix expression&gt; </text:span><text:span text:style-name="Teletype"><text:span text:style-name="T10">--</text:span></text:span></text:p>
      <text:p text:style-name="P1"><text:span text:style-name="T6">&lt;postincrement expression&gt; ::= &lt;postfix expression&gt; </text:span><text:span text:style-name="Teletype"><text:span text:style-name="T10">++</text:span></text:span></text:p>
      <text:p text:style-name="P8">&lt;postfix expression&gt; ::= </text:p>
      <text:p text:style-name="P8"><text:tab/>&lt;primary&gt; | </text:p>
      <text:p text:style-name="P8"><text:tab/>&lt;expression name&gt; | </text:p>
      <text:p text:style-name="P8"><text:tab/>&lt;postincrement expression&gt; | &lt;postdecrement expression&gt;</text:p>
      <text:p text:style-name="P8"/>
      <text:p text:style-name="P8">&lt;method invocation&gt; ::= </text:p>
      <text:p text:style-name="P7"><text:span text:style-name="T6"><text:tab/>&lt;method name&gt;</text:span><text:span text:style-name="Teletype"><text:span text:style-name="T10">(</text:span></text:span><text:span text:style-name="T6"> [&lt;argument list&gt;] </text:span><text:span text:style-name="Teletype"><text:span text:style-name="T10">)</text:span></text:span><text:span text:style-name="T6"> | <text:tab/><text:tab/></text:span><text:span text:style-name="T5">(допускает многозначность)</text:span></text:p>
      <text:p text:style-name="P7"><text:span text:style-name="T6"><text:tab/>&lt;primary&gt;</text:span><text:span text:style-name="Teletype"><text:span text:style-name="T10">.</text:span></text:span><text:span text:style-name="T6">&lt;identifier&gt; </text:span><text:span text:style-name="Teletype"><text:span text:style-name="T10">(</text:span></text:span><text:span text:style-name="T6"> [&lt;argument list&gt;] </text:span><text:span text:style-name="Teletype"><text:span text:style-name="T10">)</text:span></text:span><text:span text:style-name="T6"> | </text:span></text:p>
      <text:p text:style-name="P7"><text:span text:style-name="Teletype"><text:span text:style-name="T10"><text:tab/>super.</text:span></text:span><text:span text:style-name="T6">&lt;identifier&gt;</text:span><text:span text:style-name="Teletype"><text:span text:style-name="T10">(</text:span></text:span><text:span text:style-name="T6"> [&lt;argument list&gt;]</text:span><text:span text:style-name="Teletype"><text:span text:style-name="T6"> </text:span></text:span><text:span text:style-name="Teletype"><text:span text:style-name="T10">)</text:span></text:span><text:span text:style-name="T6"> </text:span></text:p>
      <text:p text:style-name="P8"/>
      <text:p text:style-name="P1"><text:span text:style-name="T6">&lt;field access&gt; ::= &lt;primary&gt;</text:span><text:span text:style-name="Teletype"><text:span text:style-name="T10">.</text:span></text:span><text:span text:style-name="T6">&lt;identifier&gt; |</text:span><text:span text:style-name="Teletype"><text:span text:style-name="T6"> </text:span></text:span><text:span text:style-name="Teletype"><text:span text:style-name="T10">super.</text:span></text:span><text:span text:style-name="T6">&lt;identifier&gt;</text:span></text:p>
      <text:p text:style-name="P3"><text:soft-page-break/>&lt;primary&gt; ::= &lt;primary no new array&gt; | &lt;array creation expression&gt;</text:p>
      <text:p text:style-name="P8">&lt;primary no new array&gt; ::= </text:p>
      <text:p text:style-name="P8"><text:tab/>&lt;literal&gt; | </text:p>
      <text:p text:style-name="P7"><text:span text:style-name="Teletype"><text:span text:style-name="T10"><text:tab/>this</text:span></text:span><text:span text:style-name="T6"> | </text:span></text:p>
      <text:p text:style-name="P7"><text:span text:style-name="Teletype"><text:span text:style-name="T10"><text:tab/>(</text:span></text:span><text:span text:style-name="T6"> &lt;expression&gt;</text:span><text:span text:style-name="Teletype"><text:span text:style-name="T6"> </text:span></text:span><text:span text:style-name="Teletype"><text:span text:style-name="T10">)</text:span></text:span><text:span text:style-name="T6"> | </text:span></text:p>
      <text:p text:style-name="P8"><text:tab/>&lt;class instance creation expression&gt; | </text:p>
      <text:p text:style-name="P8"><text:tab/>&lt;field access&gt; | </text:p>
      <text:p text:style-name="P8"><text:tab/>&lt;method invocation&gt; | </text:p>
      <text:p text:style-name="P8"><text:tab/>&lt;array access&gt;</text:p>
      <text:p text:style-name="P8"/>
      <text:p text:style-name="P1"><text:span text:style-name="T6">&lt;class instance creation expression&gt; ::= </text:span><text:span text:style-name="Teletype"><text:span text:style-name="T10">new</text:span></text:span><text:span text:style-name="T6"> &lt;class type&gt;</text:span><text:span text:style-name="Teletype"><text:span text:style-name="T10">(</text:span></text:span><text:span text:style-name="T6"> [&lt;argument list&gt;] </text:span><text:span text:style-name="Teletype"><text:span text:style-name="T10">)</text:span></text:span></text:p>
      <text:p text:style-name="P1"><text:span text:style-name="T6">&lt;argument list&gt; ::= &lt;expression&gt; | &lt;argument list&gt;</text:span><text:span text:style-name="Teletype"><text:span text:style-name="T10">,</text:span></text:span><text:span text:style-name="T6"> &lt;expression&gt;</text:span></text:p>
      <text:p text:style-name="P8">&lt;array creation expression&gt; ::= </text:p>
      <text:p text:style-name="P7"><text:span text:style-name="Teletype"><text:span text:style-name="T10"><text:tab/>new</text:span></text:span><text:span text:style-name="T6"> &lt;primitive type&gt; {&lt;dim expr&gt;} |</text:span><text:span text:style-name="Teletype"><text:span text:style-name="T6"> </text:span></text:span></text:p>
      <text:p text:style-name="P7"><text:span text:style-name="Teletype"><text:span text:style-name="T10"><text:tab/></text:span></text:span><text:span text:style-name="Teletype"><text:span text:style-name="T10">new</text:span></text:span><text:span text:style-name="T6"> &lt;class or interface type&gt; &lt;dim expr&gt;</text:span></text:p>
      <text:p text:style-name="P1"><text:span text:style-name="T6">&lt;dim expr&gt; ::=</text:span><text:span text:style-name="Teletype"><text:span text:style-name="T6"> «</text:span></text:span><text:span text:style-name="Teletype"><text:span text:style-name="T10">[</text:span></text:span><text:span text:style-name="Teletype"><text:span text:style-name="T6">»</text:span></text:span><text:span text:style-name="T6"> &lt;expression&gt; «</text:span><text:span text:style-name="Teletype"><text:span text:style-name="T10">]»</text:span></text:span></text:p>
      <text:p text:style-name="P8">&lt;array access&gt; ::= </text:p>
      <text:p text:style-name="P7"><text:span text:style-name="T6"><text:tab/>&lt;expression name&gt;</text:span><text:span text:style-name="Teletype"><text:span text:style-name="T6"> </text:span></text:span><text:span text:style-name="Teletype"><text:span text:style-name="T10">[</text:span></text:span><text:span text:style-name="T6"> &lt;expression&gt;</text:span><text:span text:style-name="Teletype"><text:span text:style-name="T6"> </text:span></text:span><text:span text:style-name="Teletype"><text:span text:style-name="T10">]</text:span></text:span><text:span text:style-name="T6"> | </text:span></text:p>
      <text:p text:style-name="P7"><text:span text:style-name="T6"><text:tab/>&lt;primary no new array&gt;</text:span><text:span text:style-name="Teletype"><text:span text:style-name="T6"> </text:span></text:span><text:span text:style-name="Teletype"><text:span text:style-name="T10">[</text:span></text:span><text:span text:style-name="T6"> &lt;expression&gt;</text:span><text:span text:style-name="Teletype"><text:span text:style-name="T10">]</text:span></text:span></text:p>
      <text:list text:style-name="L1" text:continue-numbering="true">
        <text:list-item>
          <text:h text:style-name="Heading_20_1" text:outline-level="1">Tokens</text:h>
          <text:list>
            <text:list-item>
              <text:list>
                <text:list-item>
                  <text:h text:style-name="Heading_20_3" text:outline-level="3">Identifier</text:h>
                </text:list-item>
              </text:list>
            </text:list-item>
          </text:list>
        </text:list-item>
      </text:list>
      <text:p text:style-name="P3">&lt;identifier&gt; ::= &lt;identifier char sequence&gt;</text:p>
      <text:p text:style-name="P4"><text:span text:style-name="T3">&lt;capital letter&gt; ::= </text:span><text:span text:style-name="T20">A | B | ... | Z</text:span></text:p>
      <text:p text:style-name="P4"><text:span text:style-name="T3">&lt;small letter&gt; ::= </text:span><text:span text:style-name="T20">a | b | ... | z</text:span></text:p>
      <text:p text:style-name="P3">&lt;identifier char sequence&gt; ::= &lt;identifier character&gt; | &lt;identifier char sequence&gt;</text:p>
      <text:p text:style-name="P3">&lt;identifier character&gt; ::= &lt;letter&gt; | &lt;digit&gt; |</text:p>
      <text:p text:style-name="P3">&lt;letter&gt; ::= &lt;capital letter&gt; | &lt;small letter&gt;</text:p>
      <text:p text:style-name="P5"/>
      <text:p text:style-name="P3">&lt;type name&gt; ::= &lt;identifier&gt;</text:p>
      <text:p text:style-name="P1"><text:span text:style-name="T6">&lt;expression name&gt; ::= &lt;identifier&gt; | &lt;ambiguous name&gt;</text:span><text:span text:style-name="Teletype"><text:span text:style-name="T10">.</text:span></text:span><text:span text:style-name="T6">&lt;identifier&gt;</text:span></text:p>
      <text:p text:style-name="P1"><text:span text:style-name="T6">&lt;method name&gt; ::= &lt;identifier&gt; | &lt;ambiguous name&gt;</text:span><text:span text:style-name="Teletype"><text:span text:style-name="T10">.</text:span></text:span><text:span text:style-name="T6">&lt;identifier&gt;</text:span></text:p>
      <text:p text:style-name="P1"><text:span text:style-name="T6">&lt;ambiguous name&gt;::= &lt;identifier&gt; | &lt;ambiguous name&gt;</text:span><text:span text:style-name="Teletype"><text:span text:style-name="T10">.</text:span></text:span><text:span text:style-name="T6">&lt;identifier&gt;</text:span></text:p>
      <text:p text:style-name="P8">&lt;literal&gt; ::= </text:p>
      <text:p text:style-name="P8"><text:tab/>&lt;integer literal&gt; | </text:p>
      <text:p text:style-name="P8"><text:tab/>&lt;floating-point literal&gt; | </text:p>
      <text:p text:style-name="P8"><text:tab/>&lt;boolean literal&gt; | </text:p>
      <text:p text:style-name="P8"><text:tab/>&lt;character literal&gt; | </text:p>
      <text:p text:style-name="P8"><text:tab/>&lt;string literal&gt; | </text:p>
      <text:p text:style-name="P8"><text:soft-page-break/><text:tab/>&lt;null literal&gt;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integer</text:h>
                </text:list-item>
              </text:list>
            </text:list-item>
          </text:list>
        </text:list-item>
      </text:list>
      <text:p text:style-name="P3">&lt;integer literal&gt; ::= &lt;decimal integer literal&gt; | &lt;hex integer literal&gt; | &lt;octal integer literal&gt;</text:p>
      <text:p text:style-name="P3">&lt;decimal integer literal&gt; ::= &lt;decimal numeral&gt; [&lt;integer type suffix&gt;]</text:p>
      <text:p text:style-name="P3">&lt;octal integer literal&gt; ::= &lt;octal numeral&gt; [&lt;integer type suffix&gt;]</text:p>
      <text:p text:style-name="P1"><text:span text:style-name="T6">&lt;integer type suffix&gt; ::= </text:span><text:span text:style-name="Teletype"><text:span text:style-name="T10">l</text:span></text:span><text:span text:style-name="Teletype"><text:span text:style-name="T6"> </text:span></text:span><text:span text:style-name="T6">| </text:span><text:span text:style-name="Teletype"><text:span text:style-name="T10">L</text:span></text:span></text:p>
      <text:p text:style-name="P3">&lt;decimal numeral&gt; ::= <text:span text:style-name="T2">0</text:span> | &lt;non zero digit&gt; {&lt;digit&gt;}</text:p>
      <text:p text:style-name="P3">&lt;digit&gt; ::= <text:span text:style-name="T2">0 </text:span>| &lt;non zero digit&gt;</text:p>
      <text:p text:style-name="P3">&lt;non zero digit&gt; ::= <text:span text:style-name="T21">1 | 2 | 3 | 4 | 5 | 6 | 7 | 8 | 9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hex</text:h>
                </text:list-item>
              </text:list>
            </text:list-item>
          </text:list>
        </text:list-item>
      </text:list>
      <text:p text:style-name="P3">&lt;hex integer literal&gt; ::= &lt;hex numeral&gt; [&lt;integer type suffix&gt;]</text:p>
      <text:p text:style-name="P3">&lt;hex numeral&gt; ::= <text:span text:style-name="T21">0x</text:span> &lt;hex digit&gt; | <text:span text:style-name="T21">0X</text:span> &lt;hex digit&gt; | &lt;hex numeral&gt; &lt;hex digit&gt;</text:p>
      <text:p text:style-name="P8">&lt;hex digit&gt; :: =<text:span text:style-name="T21"> </text:span></text:p>
      <text:p text:style-name="P8"><text:span text:style-name="T21"><text:tab/>0 | 1 | 2 | 3 | 4 | 5 | 6 | 7 | 8 | 9 | </text:span></text:p>
      <text:p text:style-name="P8"><text:span text:style-name="T21"><text:tab/>a | b | c | d | e | f | </text:span></text:p>
      <text:p text:style-name="P8"><text:span text:style-name="T21"><text:tab/>A | B | C | D | E | F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octal</text:h>
                </text:list-item>
              </text:list>
            </text:list-item>
          </text:list>
        </text:list-item>
      </text:list>
      <text:p text:style-name="P3">&lt;octal numeral&gt; ::= <text:span text:style-name="T21">0</text:span> &lt;octal digit&gt; | &lt;octal numeral&gt; &lt;octal digit&gt;</text:p>
      <text:p text:style-name="P3">&lt;octal digit&gt; ::= <text:span text:style-name="T21">0 </text:span><text:span text:style-name="T22">|</text:span><text:span text:style-name="T21"> 1 </text:span><text:span text:style-name="T22">|</text:span><text:span text:style-name="T21"> 2 </text:span><text:span text:style-name="T22">|</text:span><text:span text:style-name="T21"> 3 </text:span><text:span text:style-name="T22">|</text:span><text:span text:style-name="T21"> 4 </text:span><text:span text:style-name="T22">|</text:span><text:span text:style-name="T21"> 5 </text:span><text:span text:style-name="T22">|</text:span><text:span text:style-name="T21"> 6 </text:span><text:span text:style-name="T22">|</text:span><text:span text:style-name="T21"> 7 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5" text:outline-level="3">float</text:h>
                </text:list-item>
              </text:list>
            </text:list-item>
          </text:list>
        </text:list-item>
      </text:list>
      <text:p text:style-name="P1"><text:span text:style-name="T6">&lt;floating-point literal&gt; ::= {&lt;digit&gt;} </text:span><text:span text:style-name="Teletype"><text:span text:style-name="T11">.</text:span></text:span><text:span text:style-name="T6"> {&lt;digit&gt;} [&lt;exponent part&gt;] [&lt;float type suffix&gt;]</text:span></text:p>
      <text:p text:style-name="P3">{&lt;digit&gt;} [&lt;exponent part&gt;][&lt;float type suffix&gt;]</text:p>
      <text:p text:style-name="P3">&lt;exponent part&gt; ::= &lt;exponent indicator&gt; &lt;signed integer&gt;</text:p>
      <text:p text:style-name="P3">&lt;exponent indicator&gt; ::= e | E</text:p>
      <text:p text:style-name="P3">&lt;signed integer&gt; ::= [&lt;sign&gt;]&lt;digits&gt;</text:p>
      <text:p text:style-name="P3">&lt;sign&gt; ::= + | -</text:p>
      <text:p text:style-name="P3">&lt;float type suffix&gt; ::= f | F | d | D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oft-page-break/>boolean</text:h>
                </text:list-item>
              </text:list>
            </text:list-item>
          </text:list>
        </text:list-item>
      </text:list>
      <text:p text:style-name="P1"><text:span text:style-name="T6">&lt;boolean literal&gt; ::= </text:span><text:span text:style-name="Teletype"><text:span text:style-name="T10">true</text:span></text:span><text:span text:style-name="T6"> | </text:span><text:span text:style-name="Teletype"><text:span text:style-name="T10">false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pan text:style-name="Teletype"><text:span text:style-name="T42">character</text:span></text:span></text:h>
                </text:list-item>
              </text:list>
            </text:list-item>
          </text:list>
        </text:list-item>
      </text:list>
      <text:p text:style-name="P1"><text:span text:style-name="T6">&lt;character literal&gt; ::= </text:span><text:span text:style-name="Teletype"><text:span text:style-name="T10">'</text:span></text:span><text:span text:style-name="T6">&lt;single character&gt;</text:span><text:span text:style-name="Teletype"><text:span text:style-name="T10">'</text:span></text:span><text:span text:style-name="T6"> | </text:span><text:span text:style-name="Teletype"><text:span text:style-name="T10">'</text:span></text:span><text:span text:style-name="T6">&lt;escape sequence&gt;</text:span><text:span text:style-name="Teletype"><text:span text:style-name="T10">'</text:span></text:span></text:p>
      <text:p text:style-name="P1"><text:span text:style-name="T6">&lt;single character&gt; ::= &lt;input character&gt; except </text:span><text:span text:style-name="Teletype"><text:span text:style-name="T10">'</text:span></text:span><text:span text:style-name="T6"> and </text:span><text:span text:style-name="Teletype"><text:span text:style-name="T10">\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<text:span text:style-name="Teletype"><text:span text:style-name="T42">string</text:span></text:span></text:h>
                </text:list-item>
              </text:list>
            </text:list-item>
          </text:list>
        </text:list-item>
      </text:list>
      <text:p text:style-name="P1"><text:span text:style-name="T6">&lt;string literal&gt; ::= </text:span><text:span text:style-name="Teletype"><text:span text:style-name="T12">"</text:span></text:span><text:span text:style-name="T6">{&lt;string characters&gt;}</text:span><text:span text:style-name="Teletype"><text:span text:style-name="T11">"</text:span></text:span></text:p>
      <text:p text:style-name="P3">&lt;string characters&gt; ::= &lt;string character&gt; | &lt;string characters&gt; &lt;string character&gt;</text:p>
      <text:p text:style-name="P1"><text:span text:style-name="T6">&lt;string character&gt; ::= &lt;input character&gt; except </text:span><text:span text:style-name="Teletype"><text:span text:style-name="T10">"</text:span></text:span><text:span text:style-name="T6"> and </text:span><text:span text:style-name="Teletype"><text:span text:style-name="T10">\</text:span></text:span><text:span text:style-name="T6"> | &lt;escape character&gt;</text:span></text:p>
      <text:p text:style-name="P1"><text:span text:style-name="T6">&lt;null literal&gt; ::= </text:span><text:span text:style-name="Teletype"><text:span text:style-name="T10">null</text:span></text:span></text:p>
      <text:p text:style-name="P1"><text:span text:style-name="T6">&lt;keyword&gt; ::= </text:span><text:span text:style-name="Teletype"><text:span text:style-name="T10">abstract</text:span></text:span><text:span text:style-name="T6"> | </text:span><text:span text:style-name="Teletype"><text:span text:style-name="T10">boolean</text:span></text:span><text:span text:style-name="T6"> | </text:span><text:span text:style-name="Teletype"><text:span text:style-name="T10">break</text:span></text:span><text:span text:style-name="T6"> | </text:span><text:span text:style-name="Teletype"><text:span text:style-name="T10">byte</text:span></text:span><text:span text:style-name="T6"> | </text:span><text:span text:style-name="Teletype"><text:span text:style-name="T10">case</text:span></text:span><text:span text:style-name="T6"> | </text:span><text:span text:style-name="Teletype"><text:span text:style-name="T10">catch</text:span></text:span><text:span text:style-name="T6"> | </text:span><text:span text:style-name="Teletype"><text:span text:style-name="T10">char</text:span></text:span><text:span text:style-name="T6"> | </text:span><text:span text:style-name="Teletype"><text:span text:style-name="T10">class</text:span></text:span><text:span text:style-name="T6"> | </text:span><text:span text:style-name="Teletype"><text:span text:style-name="T10">const</text:span></text:span><text:span text:style-name="T6"> | </text:span><text:span text:style-name="Teletype"><text:span text:style-name="T10">continue</text:span></text:span><text:span text:style-name="T6"> | </text:span><text:span text:style-name="Teletype"><text:span text:style-name="T10">default</text:span></text:span><text:span text:style-name="T6"> | </text:span><text:span text:style-name="Teletype"><text:span text:style-name="T10">do</text:span></text:span><text:span text:style-name="T6"> | </text:span><text:span text:style-name="Teletype"><text:span text:style-name="T10">double</text:span></text:span><text:span text:style-name="T6"> | </text:span><text:span text:style-name="Teletype"><text:span text:style-name="T10">else</text:span></text:span><text:span text:style-name="T6"> | </text:span><text:span text:style-name="Teletype"><text:span text:style-name="T10">extends</text:span></text:span><text:span text:style-name="T6"> | </text:span><text:span text:style-name="Teletype"><text:span text:style-name="T10">final</text:span></text:span><text:span text:style-name="T6"> | </text:span><text:span text:style-name="Teletype"><text:span text:style-name="T10">finally</text:span></text:span><text:span text:style-name="T6"> | </text:span><text:span text:style-name="Teletype"><text:span text:style-name="T10">float</text:span></text:span><text:span text:style-name="T6"> | </text:span><text:span text:style-name="Teletype"><text:span text:style-name="T10">for</text:span></text:span><text:span text:style-name="T6"> | </text:span><text:span text:style-name="Teletype"><text:span text:style-name="T10">goto</text:span></text:span><text:span text:style-name="T6"> | </text:span><text:span text:style-name="Teletype"><text:span text:style-name="T10">if</text:span></text:span><text:span text:style-name="T6"> | </text:span><text:span text:style-name="Teletype"><text:span text:style-name="T10">implements</text:span></text:span><text:span text:style-name="T6"> | </text:span><text:span text:style-name="Teletype"><text:span text:style-name="T10">import</text:span></text:span><text:span text:style-name="T6"> | </text:span><text:span text:style-name="Teletype"><text:span text:style-name="T10">instanceof</text:span></text:span><text:span text:style-name="T6"> | </text:span><text:span text:style-name="Teletype"><text:span text:style-name="T10">int</text:span></text:span><text:span text:style-name="T6"> | </text:span><text:span text:style-name="Teletype"><text:span text:style-name="T10">interface</text:span></text:span><text:span text:style-name="T6"> | </text:span><text:span text:style-name="Teletype"><text:span text:style-name="T10">long</text:span></text:span><text:span text:style-name="T6"> | </text:span><text:span text:style-name="Teletype"><text:span text:style-name="T10">native</text:span></text:span><text:span text:style-name="T6"> | </text:span><text:span text:style-name="Teletype"><text:span text:style-name="T10">new</text:span></text:span><text:span text:style-name="T6"> | </text:span><text:span text:style-name="Teletype"><text:span text:style-name="T10">package</text:span></text:span><text:span text:style-name="T6"> | </text:span><text:span text:style-name="Teletype"><text:span text:style-name="T10">private</text:span></text:span><text:span text:style-name="T6"> | </text:span><text:span text:style-name="Teletype"><text:span text:style-name="T10">protected</text:span></text:span><text:span text:style-name="T6"> | </text:span><text:span text:style-name="Teletype"><text:span text:style-name="T10">public</text:span></text:span><text:span text:style-name="T6"> | </text:span><text:span text:style-name="Teletype"><text:span text:style-name="T10">return</text:span></text:span><text:span text:style-name="T6"> | </text:span><text:span text:style-name="Teletype"><text:span text:style-name="T10">short</text:span></text:span><text:span text:style-name="T6"> | </text:span><text:span text:style-name="Teletype"><text:span text:style-name="T10">static</text:span></text:span><text:span text:style-name="T6"> | </text:span><text:span text:style-name="Teletype"><text:span text:style-name="T10">super</text:span></text:span><text:span text:style-name="T6"> | </text:span><text:span text:style-name="Teletype"><text:span text:style-name="T10">switch</text:span></text:span><text:span text:style-name="T6"> | </text:span><text:span text:style-name="Teletype"><text:span text:style-name="T10">synchronized</text:span></text:span><text:span text:style-name="T6"> | </text:span><text:span text:style-name="Teletype"><text:span text:style-name="T10">this</text:span></text:span><text:span text:style-name="T6"> | </text:span><text:span text:style-name="Teletype"><text:span text:style-name="T10">throw</text:span></text:span><text:span text:style-name="T6"> | </text:span><text:span text:style-name="Teletype"><text:span text:style-name="T10">throws</text:span></text:span><text:span text:style-name="T6"> | </text:span><text:span text:style-name="Teletype"><text:span text:style-name="T10">transient</text:span></text:span><text:span text:style-name="T6"> | </text:span><text:span text:style-name="Teletype"><text:span text:style-name="T10">try</text:span></text:span><text:span text:style-name="T6"> | </text:span><text:span text:style-name="Teletype"><text:span text:style-name="T10">void</text:span></text:span><text:span text:style-name="T6"> | </text:span><text:span text:style-name="Teletype"><text:span text:style-name="T10">volatile</text:span></text:span><text:span text:style-name="T6"> | </text:span><text:span text:style-name="Teletype"><text:span text:style-name="T10">while</text:span>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normal" fo:font-weight="bold"/>
    </style:style>
    <style:style style:name="Heading_20_3" style:display-name="Heading 3" style:family="paragraph" style:parent-style-name="Title" style:next-style-name="Text_20_body" style:class="text" style:default-outline-level="3">
      <style:text-properties style:font-name="Arial1" fo:font-size="12pt" fo:font-style="italic" fo:font-weight="bold" style:font-name-asian="Lucida Sans Unicode" style:font-size-asian="14pt" style:font-weight-asian="bold" style:font-name-complex="Tahoma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style:page-number="auto"/>
      <style:text-properties fo:font-size="16pt" fo:font-style="italic" fo:font-weight="bold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>
      <text:outline-level-style text:level="1" style:num-suffix=".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date>2008-04-06T17:48:03</dc:date>
    <meta:editing-cycles>382</meta:editing-cycles>
    <meta:editing-duration>PT5H30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271" meta:word-count="1286" meta:character-count="12287"/>
  </office:meta>
</office:document-meta>
</file>